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ähnlich wie Java, u.a. genauso alt</text:p>
      <text:p text:style-name="Standard"/>
      <text:p text:style-name="P1">How will you interact with it?</text:p>
      <text:p text:style-name="P1"><text:span text:style-name="T1"><text:tab/>-Interaktive Sprache (nicht einfach von oben nach unten ausgeführt)</text:span></text:p>
      <text:p text:style-name="P1"><text:span text:style-name="T1"><text:tab/>-Interaktive Shell in der alle Kommandos ausgeführt werden können</text:span></text:p>
      <text:p text:style-name="P1"><text:span text:style-name="T1"><text:tab/>-Dynamische Sprache</text:span></text:p>
      <text:p text:style-name="P1"><text:span text:style-name="T1"/></text:p>
      <text:p text:style-name="P1">What is the Programming Model?</text:p>
      <text:p text:style-name="P1"><text:span text:style-name="T1"><text:tab/>-Pure Object oriented (ohne elementare Datentypen)</text:span></text:p>
      <text:p text:style-name="P1"><text:span text:style-name="T1"><text:tab/>-Dynamic Type &amp; Strong Type</text:span></text:p>
      <text:p text:style-name="P1"><text:span text:style-name="T1"><text:tab/><text:tab/>-&gt; Zur Laufzeit fallen die Fehler erst auf</text:span></text:p>
      <text:p text:style-name="P1"><text:span text:style-name="T1"/></text:p>
      <text:p text:style-name="P1">What are the decision constructs and core data structures?</text:p>
      <text:p text:style-name="P1"><text:span text:style-name="T1"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45S</meta:editing-duration>
    <meta:editing-cycles>8</meta:editing-cycles>
    <meta:generator>OpenOffice.org/3.4.1$Win32 OpenOffice.org_project/341m1$Build-9593</meta:generator>
    <dc:date>2013-11-28T13:45:37.75</dc:date>
    <meta:document-statistic meta:table-count="0" meta:image-count="0" meta:object-count="0" meta:page-count="1" meta:paragraph-count="11" meta:word-count="67" meta:character-count="434"/>
    <meta:user-defined meta:name="Info 1"/>
    <meta:user-defined meta:name="Info 2"/>
    <meta:user-defined meta:name="Info 3"/>
    <meta:user-defined meta:name="Info 4"/>
  </office:meta>
</office:document-meta>
</file>